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T1" style:family="text">
      <style:text-properties officeooo:rsid="000e85bf"/>
    </style:style>
    <style:style style:name="T2" style:family="text">
      <style:text-properties officeooo:rsid="000eae3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elfunktioner på 66</text:p>
      <text:p text:style-name="Standard">Till bokföring och ändring av spelfunktioner finns det 13 olika funktioner som kan programmeras efter önskemål.</text:p>
      <text:p text:style-name="Standard">För avläsning av de 13 funktionera finns det en test-omkopplare på displaykortet.</text:p>
      <text:p text:style-name="Standard"/>
      <text:p text:style-name="Standard">De 13 funktionerna är:</text:p>
      <text:p text:style-name="Standard"/>
      <text:p text:style-name="P1"># <text:tab/>Funktion <text:tab/><text:tab/><text:tab/><text:tab/><text:tab/><text:tab/><text:tab/>Fabriksinställning</text:p>
      <text:p text:style-name="Standard">00<text:tab/>High Score To Date <text:tab/><text:tab/><text:tab/><text:tab/><text:tab/><text:tab/>500</text:p>
      <text:p text:style-name="Standard">01<text:tab/>Antal betalningar<text:tab/><text:tab/><text:tab/><text:tab/><text:tab/><text:tab/>-</text:p>
      <text:p text:style-name="Standard">02<text:tab/>Antal 66 / Frispel (se sida 2)<text:tab/><text:tab/><text:tab/><text:tab/><text:tab/>-</text:p>
      <text:p text:style-name="Standard">03<text:tab/>Räknare 1<text:tab/><text:tab/><text:tab/><text:tab/><text:tab/><text:tab/><text:tab/>-</text:p>
      <text:p text:style-name="Standard">04<text:tab/>Räknare 2 <text:tab/><text:tab/><text:tab/><text:tab/><text:tab/><text:tab/><text:tab/>-</text:p>
      <text:p text:style-name="Standard">05<text:tab/>Räknare 3 <text:tab/><text:tab/><text:tab/><text:tab/><text:tab/><text:tab/><text:tab/>-</text:p>
      <text:p text:style-name="Standard">06<text:tab/>Ej i bruk</text:p>
      <text:p text:style-name="Standard">07<text:tab/>Antal frirundor<text:tab/><text:tab/><text:tab/><text:tab/><text:tab/><text:tab/>-</text:p>
      <text:p text:style-name="Standard">08<text:tab/>Antal gånger High Score är uppnått<text:tab/><text:tab/><text:tab/><text:tab/>-</text:p>
      <text:p text:style-name="Standard">09<text:tab/>Räknare 1 summa<text:tab/><text:tab/><text:tab/><text:tab/><text:tab/><text:tab/>700</text:p>
      <text:p text:style-name="Standard">10<text:tab/>Räknare 2 summa<text:tab/><text:tab/><text:tab/><text:tab/><text:tab/><text:tab/>800</text:p>
      <text:p text:style-name="Standard">11<text:tab/>Räknare 3 summa<text:tab/><text:tab/><text:tab/><text:tab/><text:tab/><text:tab/>900</text:p>
      <text:p text:style-name="Standard">12<text:tab/>Ej i bruk</text:p>
      <text:p text:style-name="Standard">13<text:tab/>Frirunda vid summa<text:tab/><text:tab/><text:tab/><text:tab/><text:tab/><text:tab/>54</text:p>
      <text:p text:style-name="Standard"/>
      <text:p text:style-name="Standard"/>
      <text:p text:style-name="Standard">Funktionerna avläses enligt följande</text:p>
      <text:p text:style-name="Standard">1. Maskinen ska stå i Game Over</text:p>
      <text:p text:style-name="Standard">2. Testomkopplaren sätts i läge test</text:p>
      <text:p text:style-name="Standard">3. I summafältet visas funktionsnumret</text:p>
      <text:p text:style-name="Standard">4. Funktionens nuvarande värde läses på Player 1 och Player 2, de ska läsas som ett sex-siffrigt tal</text:p>
      <text:p text:style-name="Standard">5. Funktionsnumret stegas fram med startknappen</text:p>
      <text:p text:style-name="Standard">6. När värdena har lästs av ställs textomkopplare i spel-läge.</text:p>
      <text:p text:style-name="Standard"/>
      <text:p text:style-name="Standard">Det går att montera 4 mekaniska räkneverk:</text:p>
      <text:p text:style-name="Standard">Mekanisk räknare #1 räknar betalningar</text:p>
      <text:p text:style-name="Standard">Mekanisk räknare #2 räknar antal 66</text:p>
      <text:p text:style-name="Standard">Mekanisk räknare #1 räknar 2</text:p>
      <text:p text:style-name="Standard">Mekanisk räknare #1 räknar 3</text:p>
      <text:p text:style-name="Standard"/>
      <text:p text:style-name="P1">Programmering och återställning av funktioner</text:p>
      <text:list xml:id="list3818864804" text:style-name="L1">
        <text:list-item>
          <text:p text:style-name="P3">Maskinen ska stå i Game Over</text:p>
        </text:list-item>
        <text:list-item>
          <text:p text:style-name="P3">Ställ testomkopplaren till Test</text:p>
        </text:list-item>
        <text:list-item>
          <text:p text:style-name="P3">Ta bort bygel #1 på CPU-kortet</text:p>
        </text:list-item>
        <text:list-item>
          <text:p text:style-name="P3">Tryck på Startknappen till<text:span text:style-name="T2">s</text:span> funktion<text:span text:style-name="T2">s</text:span>numret visas i summafältet</text:p>
        </text:list-item>
        <text:list-item>
          <text:p text:style-name="P3">Nuvarande värde visas i Player 1 och Player 2, läs dessa som ett sexsiffrigt tal.</text:p>
        </text:list-item>
        <text:list-item>
          <text:p text:style-name="P3">Segmenten över +, -, x och : -knapparna programmeras till det värde som ska ställas in genom att trycka på respektive knapp.</text:p>
        </text:list-item>
      </text:list>
      <text:p text:style-name="Standard"><text:tab/>De två första siffrorna är alltid 00. När de 4 segmenten visar önskat värde trycker man på <text:tab/>den "gula" pilen och värdet överförs till minnet.</text:p>
      <text:p text:style-name="Standard"><text:tab/>Gällande Räknare 1, 2 och 3 i funktion 9, 10 och 11 programmeras dessa <text:s/>i stigande följd.</text:p>
      <text:p text:style-name="Standard"><text:tab/>Räknare 1 sätts till lägsta värde, Räknare 2 den mellanvärdet och Räknare 3 sätts till högsta <text:tab/>värdet.</text:p>
      <text:p text:style-name="Standard"><text:tab/>Räknare 1, 2 och 3 fungerar på följande sätt:</text:p>
      <text:p text:style-name="Standard"><text:soft-page-break/><text:tab/>Räknare 1 räknar upp med 1 varje gång en spelare uppnår en summa som ligger mellan <text:tab/>värdena i funktion 9 och 10.</text:p>
      <text:p text:style-name="Standard"><text:tab/>Räknare 2 räknar upp med 1 varje gång en spelare uppnår en summa som ligger mellan <text:tab/>värdena i funktion 10 och 11</text:p>
      <text:p text:style-name="Standard"><text:tab/>Räknare 3 räknar upp med 1 varje gång en spelare uppnår en summa som ligger över värdet <text:tab/>i funktion 11</text:p>
      <text:p text:style-name="Standard"><text:tab/>Önskar man att inte använda en eller flera funktioner i 09-13 sätts talet 9999 i respektive <text:tab/>funktion.</text:p>
      <text:p text:style-name="Standard"/>
      <text:p text:style-name="Standard">När programmeringen är klar sätts bygel 1 på plats och testomkopplaren ställs i läge Spel.</text:p>
      <text:p text:style-name="Standard"/>
      <text:p text:style-name="Standard">Överst på CPU-kortet finns 4 byglar:</text:p>
      <text:list xml:id="list3419659699" text:style-name="L2">
        <text:list-item>
          <text:p text:style-name="P4">Används till programmering</text:p>
        </text:list-item>
        <text:list-item>
          <text:p text:style-name="P4">Används ej</text:p>
        </text:list-item>
        <text:list-item>
          <text:p text:style-name="P4">Reglerar chansen att få 66, utan bygel är chansen större att få 66.</text:p>
        </text:list-item>
        <text:list-item>
          <text:p text:style-name="P4">Används för frispel. utan bygel ges frispel vid 66 och räknare 02 räknar frispel (66), med bygel raderas frispel och Räknare 2 räknar antal 66.</text:p>
        </text:list-item>
      </text:list>
      <text:p text:style-name="Standard"/>
      <text:p text:style-name="P1">Test av 66</text:p>
      <text:p text:style-name="Standard">Mata in ett mynt.</text:p>
      <text:p text:style-name="Standard">Sätt testswitchen till läge test</text:p>
      <text:p text:style-name="Standard">Tryck in startknappen, tärningen roterar nu långsamt och stoppar när startknappen släpps</text:p>
      <text:p text:style-name="Standard">Man kan på så sätt testa alla kombinationer man vill.</text:p>
      <text:p text:style-name="Standard">Efter test ställs testomkopplaren till läge spel.</text:p>
      <text:p text:style-name="Standard"/>
      <text:p text:style-name="Standard"/>
      <text:p text:style-name="P1">Felsökning ljud:</text:p>
      <text:p text:style-name="Standard">Först testas ljudkortet genom att kortsluta de testpunkter för de olika ljuden. Fungerar ljudkortet ligger felet på CPU-kortet.</text:p>
      <text:p text:style-name="Standard"/>
      <text:p text:style-name="Standard"/>
      <text:p text:style-name="P1">Fel <text:tab/><text:tab/><text:tab/><text:tab/><text:tab/><text:tab/>Felkälla</text:p>
      <text:p text:style-name="Standard">Inget ljud <text:tab/><text:tab/><text:tab/><text:tab/><text:tab/>D6, C4, B4, D3, D1, A6, B6</text:p>
      <text:p text:style-name="Standard">Inget bonus eller Game Over-ljud <text:tab/><text:tab/>C5, C4, C3, D6, D1, C2</text:p>
      <text:p text:style-name="Standard">Inget bonusljud <text:tab/><text:tab/><text:tab/><text:tab/>B4, C4, C2, D2, D1</text:p>
      <text:p text:style-name="Standard">Inget Game Over-ljud <text:tab/><text:tab/><text:tab/>A1, C4, C5, C2, D2, D1</text:p>
      <text:p text:style-name="Standard">Felaktigt Game Over eller bonusljud <text:tab/>D2, D1, D3, D5, D4, D6, A6, B6</text:p>
      <text:p text:style-name="Standard">Inget ljud alls <text:tab/><text:tab/><text:tab/><text:tab/><text:tab/>A1, C1, A3, B1, A5, B5</text:p>
      <text:p text:style-name="Standard">Inget Coin-In, knapp eller betalljud<text:tab/><text:tab/>A1, A2, B2, C1, B3</text:p>
      <text:p text:style-name="Standard">Felaktigt Coin-In och knappljud <text:tab/><text:tab/>B4, B3, B1, A3, A5, D5</text:p>
      <text:p text:style-name="Standard">Felaktigt betalljud <text:tab/><text:tab/><text:tab/><text:tab/>B1, C5, B4, B3, A3, A5, B5</text:p>
      <text:p text:style-name="Standard">Inget tärningsljud <text:tab/><text:tab/><text:tab/><text:tab/>A1, A3, B1, C1, B3</text:p>
      <text:p text:style-name="Standard">Felaktigt tärningsljud <text:tab/><text:tab/><text:tab/><text:tab/>B1, A3, B4, B5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Felsökningsguide</text:p>
      <text:p text:style-name="Standard">Felen på spelet delas upp i:</text:p>
      <text:p text:style-name="Standard">Spänningsfel</text:p>
      <text:p text:style-name="Standard">Lampfel</text:p>
      <text:p text:style-name="Standard">Displayfel</text:p>
      <text:p text:style-name="Standard">Ljudfel</text:p>
      <text:p text:style-name="Standard"/>
      <text:p text:style-name="P1">Spänningsfel:</text:p>
      <text:p text:style-name="Standard">Matningsspänningen på CPU-kortet är 5 volt som indikeras via en lysdiod. Fatt<text:span text:style-name="T1">a</text:span>s 5 volt kontrollera säkringen för 12 volt på nätdelen.</text:p>
      <text:p text:style-name="Standard">Fattas lampljuset kontrollera säkringen för 24 volt.</text:p>
      <text:p text:style-name="Standard"/>
      <text:p text:style-name="P1">Lampfel:</text:p>
      <text:p text:style-name="Standard">Lamporna på 66 styrs via latchar. Eventuellt lampfel kan rättas till genom byte av:</text:p>
      <text:p text:style-name="Standard">-----------------------------------------------------</text:p>
      <text:p text:style-name="Standard">Lampfel <text:tab/><text:tab/><text:tab/>Ev defekta IC</text:p>
      <text:p text:style-name="Standard">-----------------------------------------------------</text:p>
      <text:p text:style-name="Standard">Bonus x 2</text:p>
      <text:p text:style-name="Standard">Bonus x 1</text:p>
      <text:p text:style-name="Standard">66 fältet (fyra lampor)</text:p>
      <text:p text:style-name="Standard">Starknappen <text:tab/><text:tab/><text:tab/><text:tab/>A2, B3</text:p>
      <text:p text:style-name="Standard">-----------------------------------------------------</text:p>
      <text:p text:style-name="Standard">1 spel</text:p>
      <text:p text:style-name="Standard">Free play</text:p>
      <text:p text:style-name="Standard">Free Round</text:p>
      <text:p text:style-name="Standard">Game Over</text:p>
      <text:p text:style-name="Standard">Tilt</text:p>
      <text:p text:style-name="Standard">Bonus x 5</text:p>
      <text:p text:style-name="Standard">Bonux x 4</text:p>
      <text:p text:style-name="Standard">Bonux x 3 <text:tab/><text:tab/><text:tab/><text:tab/>A4, B4</text:p>
      <text:p text:style-name="Standard">-----------------------------------------------------</text:p>
      <text:p text:style-name="Standard">Tärning 1,2,3,4,5 eller 6 <text:tab/><text:tab/>A5, B5</text:p>
      <text:p text:style-name="Standard">-----------------------------------------------------</text:p>
      <text:p text:style-name="Standard">Spelare 1</text:p>
      <text:p text:style-name="Standard">2 Spel</text:p>
      <text:p text:style-name="Standard">Spelare 2</text:p>
      <text:p text:style-name="Standard">High Score <text:tab/><text:tab/><text:tab/><text:tab/>A6, B6</text:p>
      <text:p text:style-name="Standard">-----------------------------------------------------</text:p>
      <text:p text:style-name="Standard"/>
      <text:p text:style-name="P1">Display-fel</text:p>
      <text:p text:style-name="Standard">7-segmentsdisplayerna på 66 är multiplexade.</text:p>
      <text:p text:style-name="Standard">-----------------------------------------------------</text:p>
      <text:p text:style-name="Standard">Fel <text:tab/><text:tab/><text:tab/><text:tab/>Evt, defekt krets</text:p>
      <text:p text:style-name="Standard">-----------------------------------------------------</text:p>
      <text:p text:style-name="Standard">Vissa segment fattas <text:tab/><text:tab/><text:tab/>B1, B2, E6</text:p>
      <text:p text:style-name="Standard">Felaktigt eller inga siffror <text:tab/><text:tab/>A1, D6</text:p>
      <text:p text:style-name="Standard">----------------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P1"><text:soft-page-break/>Ljudfel</text:p>
      <text:p text:style-name="Standard">Kan felet inte hittas via guiden för felsökning ljud kan följande kretsar kontrolleras:</text:p>
      <text:p text:style-name="Standard">-----------------------------------------------------</text:p>
      <text:p text:style-name="Standard">Ljud fattas <text:tab/><text:tab/>Ev defekta kretsar</text:p>
      <text:p text:style-name="Standard">-----------------------------------------------------</text:p>
      <text:p text:style-name="Standard">Inget Game Over-ljud <text:tab/><text:tab/>A6, B6</text:p>
      <text:p text:style-name="Standard">Alla andra ljud <text:tab/><text:tab/><text:tab/>A8, B8</text:p>
      <text:p text:style-name="Standard">-----------------------------------------------------</text:p>
      <text:p text:style-name="Standard"/>
      <text:p text:style-name="Standard">Mekanisk räknare</text:p>
      <text:p text:style-name="Standard">Är maskinen försedd med mekanisk räknare byt då vid räknefel kretsarna A8, B8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0T15:23:07.802000000</meta:creation-date>
    <dc:date>2021-10-26T16:27:54.378000000</dc:date>
    <meta:editing-duration>PT6M21S</meta:editing-duration>
    <meta:editing-cycles>3</meta:editing-cycles>
    <meta:generator>LibreOffice/7.0.4.2$Windows_X86_64 LibreOffice_project/dcf040e67528d9187c66b2379df5ea4407429775</meta:generator>
    <meta:print-date>2021-09-20T15:46:46.518000000</meta:print-date>
    <meta:document-statistic meta:table-count="0" meta:image-count="0" meta:object-count="0" meta:page-count="4" meta:paragraph-count="125" meta:word-count="831" meta:character-count="5377" meta:non-whitespace-character-count="4521"/>
  </office:meta>
</office:document-meta>
</file>